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Tamil" svg:font-family="'Lohit Tam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ohit Tamil"/>
    </style:style>
    <style:style style:name="P2" style:family="paragraph" style:parent-style-name="Heading_20_1">
      <style:paragraph-properties fo:text-align="center" style:justify-single-word="false"/>
      <style:text-properties style:font-name="Century Schoolbook L"/>
    </style:style>
    <style:style style:name="T1" style:family="text">
      <style:text-properties style:font-name="Century Schoolbook 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esume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Tamil" svg:font-family="'Lohit Tam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tech </meta:initial-creator>
    <meta:creation-date>2014-01-22T15:24:38</meta:creation-date>
    <dc:date>2014-01-22T15:25:54</dc:date>
    <dc:creator>fstech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3.5$Linux_x86 LibreOffice_project/350m1$Build-2</meta:generator>
  </office:meta>
</office:document-meta>
</file>